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officeooo:rsid="000d634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Name:</text:span> J<text:span text:style-name="T1">ohn maina</text:span><text:line-break/><text:span text:style-name="Strong_20_Emphasis">Email:</text:span> jay@mydropkit.store<text:line-break/><text:span text:style-name="Strong_20_Emphasis">GitHub:</text:span> <text:a xlink:type="simple" xlink:href="https://github.com/jay-dev" office:target-frame-name="_new" xlink:show="replace" text:style-name="Internet_20_link" text:visited-style-name="Visited_20_Internet_20_Link">github.com/jay</text:a><text:span text:style-name="T1">maina-8</text:span><text:line-break/><text:span text:style-name="Strong_20_Emphasis">Website:</text:span> <text:a xlink:type="simple" xlink:href="https://www.mydropkit.store/" office:target-frame-name="_new" xlink:show="replace" text:style-name="Internet_20_link" text:visited-style-name="Visited_20_Internet_20_Link">www.mydropkit.store</text:a></text:p>
      <text:p text:style-name="Horizontal_20_Line"/>
      <text:h text:style-name="Heading_20_3" text:outline-level="3">🧾 PROFILE</text:h>
      <text:p text:style-name="Text_20_body">Creative and detail-oriented Fullstack Developer with 3+ years of experience designing, building, and launching digital products. Passionate about UX, speed, and building software that actually gets used.</text:p>
      <text:p text:style-name="Horizontal_20_Line"/>
      <text:h text:style-name="Heading_20_3" text:outline-level="3">🧰 TECH STACK</text:h>
      <text:p text:style-name="Text_20_body"><text:span text:style-name="Strong_20_Emphasis">Languages:</text:span> JavaScript, TypeScript, HTML, CSS, SQL<text:line-break/><text:span text:style-name="Strong_20_Emphasis">Frontend:</text:span> React, Next.js, Tailwind CSS, Framer Motion<text:line-break/><text:span text:style-name="Strong_20_Emphasis">Backend:</text:span> Node.js, Express, Supabase, PostgreSQL<text:line-break/><text:span text:style-name="Strong_20_Emphasis">Tools &amp; APIs:</text:span> Git, Figma, Stripe, Firebase, OpenAI API, Canva API<text:line-break/><text:span text:style-name="Strong_20_Emphasis">DevOps:</text:span> Vercel, Netlify, Railway, Docker (basic)</text:p>
      <text:p text:style-name="Horizontal_20_Line"/>
      <text:h text:style-name="Heading_20_3" text:outline-level="3">🚀 PROJECTS</text:h>
      <text:p text:style-name="Text_20_body"><text:span text:style-name="Strong_20_Emphasis">MyDropKit.store</text:span><text:line-break/><text:span text:style-name="Emphasis">Fullstack Digital Product Platform</text:span></text:p>
      <text:list xml:id="list633739383" text:style-name="L1">
        <text:list-item>
          <text:p text:style-name="P1">Built a full e-commerce site with Stripe payments, admin dashboard, product bundles, and live previews</text:p>
        </text:list-item>
        <text:list-item>
          <text:p text:style-name="P1">Integrated Canva and OpenAI APIs for creative tools and automation</text:p>
        </text:list-item>
        <text:list-item>
          <text:p text:style-name="P1">Includes user accounts, smart recommendations, and a creator-friendly dashboard</text:p>
        </text:list-item>
      </text:list>
      <text:p text:style-name="Text_20_body"><text:span text:style-name="Strong_20_Emphasis">Other Projects (on GitHub):</text:span></text:p>
      <text:list xml:id="list1081876503" text:style-name="L2">
        <text:list-item>
          <text:p text:style-name="P2">AI Prompt Generator</text:p>
        </text:list-item>
        <text:list-item>
          <text:p text:style-name="P2">Portfolio CMS for freelancers</text:p>
        </text:list-item>
        <text:list-item>
          <text:p text:style-name="P2">No-code landing page builder w/ Stripe</text:p>
        </text:list-item>
      </text:list>
      <text:p text:style-name="Horizontal_20_Line"/>
      <text:h text:style-name="Heading_20_3" text:outline-level="3">💼 EXPERIENCE</text:h>
      <text:p text:style-name="Text_20_body"><text:span text:style-name="Strong_20_Emphasis">Freelance Developer</text:span> <text:span text:style-name="Emphasis">(Remote — 2023–Present)</text:span></text:p>
      <text:list xml:id="list1241594015" text:style-name="L3">
        <text:list-item>
          <text:p text:style-name="P3">Built web apps for solopreneurs and early-stage startups</text:p>
        </text:list-item>
        <text:list-item>
          <text:p text:style-name="P3">Created dynamic dashboards, email automation, and digital marketplaces</text:p>
        </text:list-item>
        <text:list-item>
          <text:p text:style-name="P3">Delivered clean UI with mobile-first approach and accessibility</text:p>
        </text:list-item>
      </text:list>
      <text:p text:style-name="Horizontal_20_Line"/>
      <text:h text:style-name="Heading_20_3" text:outline-level="3"><text:soft-page-break/>📬 CONTACT</text:h>
      <text:p text:style-name="Text_20_body">Email: j<text:span text:style-name="T1">ohntezmaina</text:span><text:line-break/>GitHub: github.com/j<text:span text:style-name="T1">aymaina-8</text:span><text:line-break/>Location: Remote / Global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1:25:28.435201152</meta:creation-date>
    <dc:date>2025-07-08T11:28:51.557100782</dc:date>
    <meta:editing-duration>PT3M24S</meta:editing-duration>
    <meta:editing-cycles>1</meta:editing-cycles>
    <meta:document-statistic meta:table-count="0" meta:image-count="0" meta:object-count="0" meta:page-count="2" meta:paragraph-count="21" meta:word-count="184" meta:character-count="1350" meta:non-whitespace-character-count="1196"/>
    <meta:generator>LibreOffice/7.3.7.2$Linux_X86_64 LibreOffice_project/30$Build-2</meta:generator>
  </office:meta>
</office:document-meta>
</file>